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0.8189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2744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1.7307in" fo:break-before="auto" style:use-optimal-row-height="true"/>
    </style:style>
    <style:style style:name="ro29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3" style:family="table-cell" style:parent-style-name="Default">
      <style:table-cell-properties fo:border="0.0008in solid #000000"/>
      <style:text-properties fo:color="#4c4c4c" style:font-name="Ari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33" style:family="table-cell" style:parent-style-name="Default">
      <style:table-cell-properties fo:border="0.0008in solid #000000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3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3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2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ext-properties style:font-name="Ari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75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vertical-align="middle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middle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weight-asian="normal" style:font-name-complex="Tahoma2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font-weight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fo:font-weight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 style:font-size-complex="5.69999980926514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 fo:font-size="10pt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color="#000000" fo:font-size="10pt" fo:font-weight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font-size="10pt" fo:font-weight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use-window-font-color="true" fo:font-size="10pt" fo:font-weight="normal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5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51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fo:font-weight="normal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fo:font-weight="normal" style:font-name-asian="Tahoma1" style:font-size-asian="10pt"/>
    </style:style>
    <style:style style:name="ce153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5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style:vertical-align="middle"/>
      <style:text-properties fo:color="#000000"/>
    </style:style>
    <style:style style:name="ce158" style:family="table-cell" style:parent-style-name="Default">
      <style:table-cell-properties fo:background-color="transparent" style:vertical-align="middle"/>
      <style:text-properties fo:color="#000080"/>
    </style:style>
    <style:style style:name="ce15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60" style:family="table-cell" style:parent-style-name="Default">
      <style:text-properties fo:color="#000080"/>
    </style:style>
    <style:style style:name="ce161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Lucida Sans Unicode" style:font-name-complex="Tahoma2"/>
    </style:style>
    <style:style style:name="T1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font-name="Tahoma" style:font-name-asian="Tahoma" style:font-name-complex="Tahoma" style:font-size-complex="5.69999980926514pt"/>
    </style:style>
    <style:style style:name="T22" style:family="text">
      <style:text-properties style:font-name="Arial" style:font-name-asian="ＭＳ Ｐゴシック" style:font-name-complex="Tahoma"/>
    </style:style>
    <style:style style:name="T23" style:family="text">
      <style:text-properties style:text-position="super 58%" style:font-name="Arial" style:font-name-asian="Lucida Sans Unicode" style:font-name-complex="Tahoma2"/>
    </style:style>
    <style:style style:name="T24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5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7">
          <table:table-cell table:style-name="ce29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3" table:number-columns-repeated="2"/>
          <table:table-cell table:style-name="ce29"/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repeated="248"/>
          <table:table-cell/>
        </table:table-row>
        <table:table-row table:style-name="ro7" table:number-rows-repeated="3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9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13">
          <table:table-cell table:style-name="ce30"/>
          <table:table-cell table:style-name="ce34" office:value-type="string">
            <text:p>IPHONE SNIFF TEST </text:p>
          </table:table-cell>
          <table:table-cell table:style-name="ce30" table:number-columns-repeated="4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Version:</text:p>
          </table:table-cell>
          <table:table-cell table:style-name="ce59" office:value-type="float" office:value="2.5">
            <text:p>2.5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Issue date:</text:p>
          </table:table-cell>
          <table:table-cell table:style-name="ce60" office:value-type="date" office:date-value="2011-12-19">
            <text:p>12/19/2011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Suite:</text:p>
          </table:table-cell>
          <table:table-cell table:style-name="ce61"/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Name:</text:p>
          </table:table-cell>
          <table:table-cell table:style-name="ce62" office:value-type="string">
            <text:p>Mobile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Total Cases:</text:p>
          </table:table-cell>
          <table:table-cell table:style-name="ce63" table:formula="of:=[Summary_Report.F87]" office:value-type="float" office:value="1">
            <text:p>1</text:p>
          </table:table-cell>
          <table:table-cell table:style-name="ce69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4">
          <table:table-cell table:style-name="ce30"/>
          <table:table-cell table:style-name="ce54" office:value-type="string">
            <text:p>Test Status:</text:p>
          </table:table-cell>
          <table:table-cell table:style-name="ce64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14">
          <table:table-cell table:style-name="ce30"/>
          <table:table-cell table:style-name="ce55"/>
          <table:table-cell table:style-name="ce65"/>
          <table:table-cell table:style-name="ce70"/>
          <table:table-cell table:style-name="ce30" table:number-columns-repeated="2"/>
          <table:table-cell table:style-name="ce29"/>
          <table:table-cell table:style-name="ce31" table:number-columns-repeated="248"/>
          <table:table-cell/>
        </table:table-row>
        <table:table-row table:style-name="ro7">
          <table:table-cell table:style-name="ce31"/>
          <table:table-cell table:style-name="ce56" office:value-type="string">
            <text:p>Record of change:</text:p>
          </table:table-cell>
          <table:table-cell table:style-name="ce29" table:number-columns-repeated="5"/>
          <table:table-cell table:style-name="ce32" table:number-columns-repeated="248"/>
          <table:table-cell/>
        </table:table-row>
        <table:table-row table:style-name="ro15">
          <table:table-cell table:style-name="ce31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78" office:value-type="string">
            <text:p>Reviewer/</text:p>
            <text:p>Approver</text:p>
          </table:table-cell>
          <table:table-cell table:style-name="ce79" office:value-type="string">
            <text:p>Reference</text:p>
          </table:table-cell>
          <table:table-cell table:style-name="ce32" table:number-columns-repeated="248"/>
          <table:table-cell/>
        </table:table-row>
        <table:table-row table:style-name="ro7">
          <table:table-cell table:style-name="ce31"/>
          <table:table-cell table:style-name="ce58" office:value-type="date" office:date-value="2011-02-28">
            <text:p>28-Feb-2011</text:p>
          </table:table-cell>
          <table:table-cell table:style-name="ce67" office:value-type="string">
            <text:p>1.0</text:p>
          </table:table-cell>
          <table:table-cell table:style-name="ce71" office:value-type="string">
            <text:p>update and run with TCM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4-20">
            <text:p>20-Apr-2011</text:p>
          </table:table-cell>
          <table:table-cell table:style-name="ce67" office:value-type="string">
            <text:p>2.0</text:p>
          </table:table-cell>
          <table:table-cell table:style-name="ce72" office:value-type="string">
            <text:p>Update base on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5-10">
            <text:p>10-May-2011</text:p>
          </table:table-cell>
          <table:table-cell table:style-name="ce67" office:value-type="string">
            <text:p>2.1</text:p>
          </table:table-cell>
          <table:table-cell table:style-name="ce72" office:value-type="string">
            <text:p>Update Home page base on spec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6-02">
            <text:p>2-Jun-2011</text:p>
          </table:table-cell>
          <table:table-cell table:style-name="ce67" office:value-type="string">
            <text:p>2.2</text:p>
          </table:table-cell>
          <table:table-cell table:style-name="ce73" office:value-type="string">
            <text:p>Update base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29"/>
          <table:table-cell table:style-name="ce32" table:number-columns-repeated="247"/>
          <table:table-cell/>
        </table:table-row>
        <table:table-row table:style-name="ro16">
          <table:table-cell table:style-name="ce32"/>
          <table:table-cell table:style-name="ce58" office:value-type="date" office:date-value="2011-11-03">
            <text:p>3-Nov-2011</text:p>
          </table:table-cell>
          <table:table-cell table:style-name="ce67" office:value-type="string">
            <text:p>2.3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16">
          <table:table-cell table:style-name="ce32"/>
          <table:table-cell table:style-name="ce58" office:value-type="date" office:date-value="2011-11-16">
            <text:p>16-Nov-2011</text:p>
          </table:table-cell>
          <table:table-cell table:style-name="ce67" office:value-type="string">
            <text:p>2.4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1-12-19">
            <text:p>19-Dec-2011</text:p>
          </table:table-cell>
          <table:table-cell table:style-name="ce67" office:value-type="string">
            <text:p>2.5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2-08-20">
            <text:p>20-Aug-2012</text:p>
          </table:table-cell>
          <table:table-cell table:style-name="ce67" office:value-type="float" office:value="2.6">
            <text:p>2.6</text:p>
          </table:table-cell>
          <table:table-cell table:style-name="ce74" office:value-type="string">
            <text:p>Update test case base on Steven's comments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<text:a xlink:href="https://jira.exoplatform.org/browse/FQA-36">https://jira.exoplatform.org/browse/FQA-36</text:a></text:p>
          </table:table-cell>
          <table:table-cell table:style-name="ce29" table:number-columns-repeated="248"/>
          <table:table-cell/>
        </table:table-row>
        <table:table-row table:style-name="ro7">
          <table:table-cell table:style-name="ce29"/>
          <table:table-cell table:style-name="ce58" office:value-type="string">
            <text:p>24/08/2012</text:p>
          </table:table-cell>
          <table:table-cell table:style-name="ce67" office:value-type="float" office:value="2.7">
            <text:p>2.7</text:p>
          </table:table-cell>
          <table:table-cell table:style-name="ce74" office:value-type="string">
            <text:p>Update new feature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http://int.exoplatform.org/portal/g/:spaces:engineering/engineering/wiki/group/spaces/engineering/Add_optional_to_display_private_folder_in_personal_drive</text:p>
          </table:table-cell>
          <table:table-cell table:style-name="ce29" table:number-columns-repeated="248"/>
          <table:table-cell/>
        </table:table-row>
        <table:table-row table:style-name="ro7" table:number-rows-repeated="2">
          <table:table-cell table:style-name="ce29"/>
          <table:table-cell table:number-columns-repeated="6"/>
          <table:table-cell table:style-name="ce29" table:number-columns-repeated="248"/>
          <table:table-cell/>
        </table:table-row>
        <table:table-row table:style-name="ro17" table:number-rows-repeated="11">
          <table:table-cell table:style-name="ce29" table:number-columns-repeated="3"/>
          <table:table-cell table:style-name="ce76"/>
          <table:table-cell table:style-name="ce29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2"/>
        <table:table-column table:style-name="co8" table:default-cell-style-name="ce53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1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6</text:p>
          </table:table-cell>
          <table:table-cell table:style-name="ce43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7</text:p>
          </table:table-cell>
          <table:table-cell table:style-name="ce43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8</text:p>
          </table:table-cell>
          <table:table-cell table:style-name="ce43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9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40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5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7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9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0</text:p>
          </table:table-cell>
          <table:table-cell table:style-name="ce44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1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2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3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4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5</text:p>
          </table:table-cell>
          <table:table-cell table:style-name="ce49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6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0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1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2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3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5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6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7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8</text:p>
          </table:table-cell>
          <table:table-cell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89</text:p>
          </table:table-cell>
          <table:table-cell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0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1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2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3</text:p>
          </table:table-cell>
          <table:table-cell table:style-name="ce49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4</text:p>
          </table:table-cell>
          <table:table-cell table:style-name="ce50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5</text:p>
          </table:table-cell>
          <table:table-cell table:style-name="ce49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96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8" table:default-cell-style-name="ce144"/>
        <table:table-column table:style-name="co8" table:number-columns-repeated="1011" table:default-cell-style-name="ce82"/>
        <table:table-column table:style-name="co8" table:number-columns-repeated="4" table:default-cell-style-name="Default"/>
        <table:table-row table:style-name="ro17">
          <table:table-cell/>
          <table:table-cell table:style-name="ce86" table:number-columns-repeated="2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5"/>
          <table:table-cell table:style-name="ce146" table:number-columns-repeated="4"/>
          <table:table-cell table:style-name="ce153" table:number-columns-repeated="3"/>
          <table:table-cell table:number-columns-repeated="1007"/>
        </table:table-row>
        <table:table-row table:style-name="ro19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6" office:value-type="string">
            <text:p>Passed</text:p>
          </table:table-cell>
          <table:table-cell table:style-name="ce146" table:formula="of:=COUNTIF([.K$7:.K$746];[.$J2])" office:value-type="float" office:value="89">
            <text:p>89</text:p>
          </table:table-cell>
          <table:table-cell table:style-name="ce146" table:formula="of:=COUNTIF([.L$7:.L$746];[.$J2])" office:value-type="float" office:value="89">
            <text:p>89</text:p>
          </table:table-cell>
          <table:table-cell table:style-name="ce146" table:formula="of:=COUNTIF([.M$7:.M$746];[.$J2])" office:value-type="float" office:value="0">
            <text:p>0</text:p>
          </table:table-cell>
          <table:table-cell table:style-name="ce146" table:formula="of:=COUNTIF([.N$7:.N$746];[.$J2])" office:value-type="float" office:value="0">
            <text:p>0</text:p>
          </table:table-cell>
          <table:table-cell table:style-name="ce153" table:number-columns-repeated="3"/>
          <table:table-cell table:number-columns-repeated="1007"/>
        </table:table-row>
        <table:table-row table:style-name="ro19">
          <table:table-cell/>
          <table:table-cell table:style-name="ce87" table:number-columns-repeated="4"/>
          <table:table-cell/>
          <table:table-cell table:style-name="ce94"/>
          <table:table-cell table:style-name="ce87"/>
          <table:table-cell table:style-name="ce125"/>
          <table:table-cell table:style-name="ce146" office:value-type="string">
            <text:p>Failed</text:p>
          </table:table-cell>
          <table:table-cell table:style-name="ce146" table:formula="of:=COUNTIF([.K$7:.K$746];[.$J3])" office:value-type="float" office:value="5">
            <text:p>5</text:p>
          </table:table-cell>
          <table:table-cell table:style-name="ce146" table:formula="of:=COUNTIF([.L$7:.L$746];[.$J3])" office:value-type="float" office:value="5">
            <text:p>5</text:p>
          </table:table-cell>
          <table:table-cell table:style-name="ce146" table:formula="of:=COUNTIF([.M$7:.M$746];[.$J3])" office:value-type="float" office:value="0">
            <text:p>0</text:p>
          </table:table-cell>
          <table:table-cell table:style-name="ce146" table:formula="of:=COUNTIF([.N$7:.N$746];[.$J3])" office:value-type="float" office:value="0">
            <text:p>0</text:p>
          </table:table-cell>
          <table:table-cell table:style-name="ce154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Functions List<text:span text:style-name="T6">:</text:span></text:p>
          </table:table-cell>
          <table:table-cell table:style-name="ce90" table:number-columns-spanned="3" table:number-rows-spanned="1"/>
          <table:covered-table-cell table:style-name="ce93"/>
          <table:covered-table-cell table:style-name="ce101"/>
          <table:table-cell/>
          <table:table-cell table:style-name="ce94"/>
          <table:table-cell table:style-name="ce118"/>
          <table:table-cell table:style-name="ce126"/>
          <table:table-cell table:style-name="ce146" office:value-type="string">
            <text:p>Blocked</text:p>
          </table:table-cell>
          <table:table-cell table:style-name="ce146" table:formula="of:=COUNTIF([.K$7:.K$746];[.$J4])" office:value-type="float" office:value="0">
            <text:p>0</text:p>
          </table:table-cell>
          <table:table-cell table:style-name="ce146" table:formula="of:=COUNTIF([.L$7:.L$746];[.$J4])" office:value-type="float" office:value="0">
            <text:p>0</text:p>
          </table:table-cell>
          <table:table-cell table:style-name="ce146" table:formula="of:=COUNTIF([.M$7:.M$746];[.$J4])" office:value-type="float" office:value="0">
            <text:p>0</text:p>
          </table:table-cell>
          <table:table-cell table:style-name="ce146" table:formula="of:=COUNTIF([.N$7:.N$746];[.$J4])" office:value-type="float" office:value="0">
            <text:p>0</text:p>
          </table:table-cell>
          <table:table-cell table:style-name="ce154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Total Main Cases:</text:p>
          </table:table-cell>
          <table:table-cell table:style-name="ce91" table:formula="of:=MAX([.A7:.A1173])" office:value-type="float" office:value="96" table:number-columns-spanned="3" table:number-rows-spanned="1">
            <text:p>96</text:p>
          </table:table-cell>
          <table:covered-table-cell table:number-columns-repeated="2" table:style-name="ce94"/>
          <table:table-cell/>
          <table:table-cell table:style-name="ce94"/>
          <table:table-cell table:style-name="ce118"/>
          <table:table-cell table:style-name="ce127"/>
          <table:table-cell table:style-name="ce147" office:value-type="string">
            <text:p>N/A</text:p>
          </table:table-cell>
          <table:table-cell table:style-name="ce146" table:formula="of:=COUNTIF([.K$7:.K$746];[.$J5])" office:value-type="float" office:value="2">
            <text:p>2</text:p>
          </table:table-cell>
          <table:table-cell table:style-name="ce146" table:formula="of:=COUNTIF([.L$7:.L$746];[.$J5])" office:value-type="float" office:value="2">
            <text:p>2</text:p>
          </table:table-cell>
          <table:table-cell table:style-name="ce146" table:formula="of:=COUNTIF([.M$7:.M$746];[.$J5])" office:value-type="float" office:value="0">
            <text:p>0</text:p>
          </table:table-cell>
          <table:table-cell table:style-name="ce146" table:formula="of:=COUNTIF([.N$7:.N$746];[.$J5])" office:value-type="float" office:value="0">
            <text:p>0</text:p>
          </table:table-cell>
          <table:table-cell table:style-name="ce154" table:number-columns-repeated="3"/>
          <table:table-cell table:number-columns-repeated="1007"/>
        </table:table-row>
        <table:table-row table:style-name="ro8">
          <table:table-cell table:style-name="ce83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hone4</text:p>
          </table:table-cell>
          <table:table-cell table:style-name="ce102" office:value-type="string">
            <text:p>iPhone4S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4" office:value-type="float" office:value="1">
            <text:p>001</text:p>
          </table:table-cell>
          <table:table-cell table:style-name="ce38" office:value-type="string">
            <text:p>SNF_IPO_LGN_01</text:p>
          </table:table-cell>
          <table:table-cell table:style-name="ce92" office:value-type="float" office:value="1">
            <text:p>001</text:p>
          </table:table-cell>
          <table:table-cell table:style-name="ce96" office:value-type="string">
            <text:p>Mobile/IPhone/Login/Valid <text:s/>Authenticate </text:p>
          </table:table-cell>
          <table:table-cell table:style-name="ce41" office:value-type="string">
            <text:p>Sign in an eXo server with valid user/password</text:p>
          </table:table-cell>
          <table:table-cell table:style-name="ce103" office:value-type="string">
            <text:p>Step 1: Sign In</text:p>
          </table:table-cell>
          <table:table-cell table:style-name="ce10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19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38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number-columns-repeated="1007"/>
        </table:table-row>
        <table:table-row table:style-name="ro4">
          <table:table-cell table:style-name="ce84" office:value-type="float" office:value="2">
            <text:p>002</text:p>
          </table:table-cell>
          <table:table-cell table:style-name="ce38" office:value-type="string">
            <text:p>SNF_IPO_LGN_02</text:p>
          </table:table-cell>
          <table:table-cell table:style-name="ce92" office:value-type="float" office:value="2">
            <text:p>002</text:p>
          </table:table-cell>
          <table:table-cell table:style-name="ce96" office:value-type="string">
            <text:p>Mobile/IPhone/Login/Valid <text:s/>user name</text:p>
          </table:table-cell>
          <table:table-cell table:style-name="ce42" office:value-type="string">
            <text:p>Sign in an eXo server with invalid user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">
            <text:p>003</text:p>
          </table:table-cell>
          <table:table-cell table:style-name="ce38" office:value-type="string">
            <text:p>SNF_IPO_LGN_03</text:p>
          </table:table-cell>
          <table:table-cell table:style-name="ce92" office:value-type="float" office:value="3">
            <text:p>003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4">
            <text:p>004</text:p>
          </table:table-cell>
          <table:table-cell table:style-name="ce38" office:value-type="string">
            <text:p>SNF_IPO_LGN_04</text:p>
          </table:table-cell>
          <table:table-cell table:style-name="ce92" office:value-type="float" office:value="4">
            <text:p>004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">
            <text:p>005</text:p>
          </table:table-cell>
          <table:table-cell table:style-name="ce38" office:value-type="string">
            <text:p>SNF_IPO_LGN_05</text:p>
          </table:table-cell>
          <table:table-cell table:style-name="ce92" office:value-type="float" office:value="5">
            <text:p>005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19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">
            <text:p>006</text:p>
          </table:table-cell>
          <table:table-cell table:style-name="ce38" office:value-type="string">
            <text:p>SNF_IPO_LGN_06</text:p>
          </table:table-cell>
          <table:table-cell table:style-name="ce92" office:value-type="float" office:value="6">
            <text:p>006</text:p>
          </table:table-cell>
          <table:table-cell table:style-name="ce97" office:value-type="string">
            <text:p>Mobile/IPhone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04" office:value-type="string">
            <text:p>Alert message is displayed notice that can not reach the internet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7">
            <text:p>007</text:p>
          </table:table-cell>
          <table:table-cell table:style-name="ce38" office:value-type="string">
            <text:p>SNF_IPO_LGN_07</text:p>
          </table:table-cell>
          <table:table-cell table:style-name="ce92" office:value-type="float" office:value="7">
            <text:p>007</text:p>
          </table:table-cell>
          <table:table-cell table:style-name="ce96" office:value-type="string">
            <text:p>Mobile/IPhone/Login/Remember 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table:style-name="ce104" office:value-type="string">
            <text:p>Step 1: Remember Me</text:p>
          </table:table-cell>
          <table:table-cell table:style-name="ce104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04" office:value-type="string">
            <text:p>- User name &amp; password in the first sign in will be display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8">
            <text:p>008</text:p>
          </table:table-cell>
          <table:table-cell table:style-name="ce38" office:value-type="string">
            <text:p>SNF_IPO_LGN_08</text:p>
          </table:table-cell>
          <table:table-cell table:style-name="ce92" office:value-type="float" office:value="8">
            <text:p>008</text:p>
          </table:table-cell>
          <table:table-cell table:style-name="ce96" office:value-type="string">
            <text:p>Mobile/IPhone/Login/Auto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table:style-name="ce104" office:value-type="string">
            <text:p>Step 1: Auto Sign In</text:p>
          </table:table-cell>
          <table:table-cell table:style-name="ce104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04" office:value-type="string">
            <text:p>- Application will be automatically signed in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9">
            <text:p>009</text:p>
          </table:table-cell>
          <table:table-cell table:style-name="ce38" office:value-type="string">
            <text:p>SNF_IPO_LGN_09</text:p>
          </table:table-cell>
          <table:table-cell table:style-name="ce92" office:value-type="float" office:value="9">
            <text:p>009</text:p>
          </table:table-cell>
          <table:table-cell table:style-name="ce96" office:value-type="string">
            <text:p>Mobile/IPhone/Login/Inv<text:span text:style-name="T7">alid <text:s/>Authenticate </text:span></text:p>
          </table:table-cell>
          <table:table-cell table:style-name="ce44" office:value-type="string">
            <text:p>Log in without any server</text:p>
          </table:table-cell>
          <table:table-cell table:style-name="ce104" office:value-type="string">
            <text:p>Step 1: Sign In without any server</text:p>
          </table:table-cell>
          <table:table-cell table:style-name="ce104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21" office:value-type="string">
            <text:p><text:span text:style-name="T20">- The application shows a loader then </text:span><text:span text:style-name="T21">the </text:span><text:span text:style-name="T21">alert will show that the server has been not </text:span><text:span text:style-name="T21">selected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N/A</text:p>
          </table:table-cell>
          <table:table-cell table:style-name="ce151" table:number-columns-repeated="4"/>
          <table:table-cell table:style-name="ce155"/>
          <table:table-cell table:style-name="ce157" table:number-columns-repeated="1003"/>
          <table:table-cell table:number-columns-repeated="4"/>
        </table:table-row>
        <table:table-row table:style-name="ro21">
          <table:table-cell table:style-name="ce84" office:value-type="float" office:value="10">
            <text:p>010</text:p>
          </table:table-cell>
          <table:table-cell table:style-name="ce38" office:value-type="string">
            <text:p>SNF_IPO_LGN_10</text:p>
          </table:table-cell>
          <table:table-cell table:style-name="ce92" office:value-type="float" office:value="10">
            <text:p>010</text:p>
          </table:table-cell>
          <table:table-cell table:style-name="ce96" office:value-type="string">
            <text:p>Mobile/IPhone/Login/Rotate Devices</text:p>
          </table:table-cell>
          <table:table-cell table:style-name="ce44" office:value-type="string">
            <text:p>Rotate devices while signing in eXo server</text:p>
          </table:table-cell>
          <table:table-cell table:style-name="ce104" office:value-type="string">
            <text:p>Step 1: Rotate devices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04" office:value-type="string">
            <text:p>- Screen won't be rotated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1">
            <text:p>011</text:p>
          </table:table-cell>
          <table:table-cell table:style-name="ce38" office:value-type="string">
            <text:p>SNF_IPO_LGN_11</text:p>
          </table:table-cell>
          <table:table-cell table:style-name="ce92" office:value-type="float" office:value="11">
            <text:p>011</text:p>
          </table:table-cell>
          <table:table-cell table:style-name="ce96" office:value-type="string">
            <text:p>Mobile/IPhone/Logout</text:p>
          </table:table-cell>
          <table:table-cell table:style-name="ce42" office:value-type="string">
            <text:p>Logout of the Home page with Logout button</text:p>
          </table:table-cell>
          <table:table-cell table:style-name="ce104" office:value-type="string">
            <text:p>Step 1: Sign out</text:p>
          </table:table-cell>
          <table:table-cell table:style-name="ce10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22" office:value-type="string">
            <text:p>- Back to Login screen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12">
            <text:p>012</text:p>
          </table:table-cell>
          <table:table-cell table:style-name="ce38" office:value-type="string">
            <text:p>SNF_IPO_SET_12</text:p>
          </table:table-cell>
          <table:table-cell table:style-name="ce92" office:value-type="float" office:value="12">
            <text:p>012</text:p>
          </table:table-cell>
          <table:table-cell table:style-name="ce96" office:value-type="string">
            <text:p>Mobile/IPhone/Setting</text:p>
          </table:table-cell>
          <table:table-cell table:style-name="ce42" office:value-type="string">
            <text:p>Display Setting screen</text:p>
          </table:table-cell>
          <table:table-cell table:style-name="ce105" office:value-type="string">
            <text:p>Step 1: Start the application</text:p>
          </table:table-cell>
          <table:table-cell table:style-name="ce105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23" office:value-type="string">
            <text:p>The application shows its settings. There is the possibility to change the language and change the server list 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3">
            <text:p>013</text:p>
          </table:table-cell>
          <table:table-cell table:style-name="ce38" office:value-type="string">
            <text:p>SNF_IPO_SEV_13</text:p>
          </table:table-cell>
          <table:table-cell table:style-name="ce92" office:value-type="float" office:value="13">
            <text:p>013</text:p>
          </table:table-cell>
          <table:table-cell table:style-name="ce96" office:value-type="string">
            <text:p>Mobile/IPhone/Server List/Change Server</text:p>
          </table:table-cell>
          <table:table-cell table:style-name="ce42" office:value-type="string">
            <text:p>Change server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05" office:value-type="string">
            <text:p>The selected server on the previous screen is marked as select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4">
            <text:p>014</text:p>
          </table:table-cell>
          <table:table-cell table:style-name="ce38" office:value-type="string">
            <text:p>SNF_IPO_SEV_14</text:p>
          </table:table-cell>
          <table:table-cell table:style-name="ce92" office:value-type="float" office:value="14">
            <text:p>014</text:p>
          </table:table-cell>
          <table:table-cell table:style-name="ce96" office:value-type="string">
            <text:p>Mobile/IPhone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05" office:value-type="string">
            <text:p>Check box is not shown to select other server. 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5">
            <text:p>015</text:p>
          </table:table-cell>
          <table:table-cell table:style-name="ce38" office:value-type="string">
            <text:p>SNF_IPO_SEV_15</text:p>
          </table:table-cell>
          <table:table-cell table:style-name="ce92" office:value-type="float" office:value="15">
            <text:p>015</text:p>
          </table:table-cell>
          <table:table-cell table:style-name="ce97" office:value-type="string">
            <text:p>Mobile/IPhone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06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05" office:value-type="string">
            <text:p>Cannot select the selected server to delet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51" table:number-columns-repeated="4"/>
          <table:table-cell table:style-name="ce155"/>
          <table:table-cell table:style-name="ce157" table:number-columns-repeated="1003"/>
          <table:table-cell table:number-columns-repeated="4"/>
        </table:table-row>
        <table:table-row table:style-name="ro22">
          <table:table-cell table:style-name="ce84" office:value-type="float" office:value="16">
            <text:p>016</text:p>
          </table:table-cell>
          <table:table-cell table:style-name="ce38" office:value-type="string">
            <text:p>SNF_IPO_SEV_16</text:p>
          </table:table-cell>
          <table:table-cell table:style-name="ce92" office:value-type="float" office:value="16">
            <text:p>016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22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7">
            <text:p>017</text:p>
          </table:table-cell>
          <table:table-cell table:style-name="ce38" office:value-type="string">
            <text:p>SNF_IPO_SEV_17</text:p>
          </table:table-cell>
          <table:table-cell table:style-name="ce92" office:value-type="float" office:value="17">
            <text:p>017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8">
            <text:p>018</text:p>
          </table:table-cell>
          <table:table-cell table:style-name="ce38" office:value-type="string">
            <text:p>SNF_IPO_SEV_18</text:p>
          </table:table-cell>
          <table:table-cell table:style-name="ce92" office:value-type="float" office:value="18">
            <text:p>018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9">
            <text:p>019</text:p>
          </table:table-cell>
          <table:table-cell table:style-name="ce38" office:value-type="string">
            <text:p>SNF_IPO_SEV_19</text:p>
          </table:table-cell>
          <table:table-cell table:style-name="ce92" office:value-type="float" office:value="19">
            <text:p>019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0">
            <text:p>020</text:p>
          </table:table-cell>
          <table:table-cell table:style-name="ce38" office:value-type="string">
            <text:p>SNF_IPO_SEV_20</text:p>
          </table:table-cell>
          <table:table-cell table:style-name="ce92" office:value-type="float" office:value="20">
            <text:p>020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1">
            <text:p>021</text:p>
          </table:table-cell>
          <table:table-cell table:style-name="ce38" office:value-type="string">
            <text:p>SNF_IPO_SEV_21</text:p>
          </table:table-cell>
          <table:table-cell table:style-name="ce92" office:value-type="float" office:value="21">
            <text:p>021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2">
            <text:p>022</text:p>
          </table:table-cell>
          <table:table-cell table:style-name="ce38" office:value-type="string">
            <text:p>SNF_IPO_SEV_22</text:p>
          </table:table-cell>
          <table:table-cell table:style-name="ce92" office:value-type="float" office:value="22">
            <text:p>022</text:p>
          </table:table-cell>
          <table:table-cell table:style-name="ce96" office:value-type="string">
            <text:p>Mobile/IPhone/Server List/Add existing Server</text:p>
          </table:table-cell>
          <table:table-cell table:style-name="ce46" office:value-type="string">
            <text:p>Add an existing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is already present in the list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3">
            <text:p>023</text:p>
          </table:table-cell>
          <table:table-cell table:style-name="ce38" office:value-type="string">
            <text:p>SNF_IPO_SEV_23</text:p>
          </table:table-cell>
          <table:table-cell table:style-name="ce92" office:value-type="float" office:value="23">
            <text:p>023</text:p>
          </table:table-cell>
          <table:table-cell table:style-name="ce96" office:value-type="string">
            <text:p>Mobile/IPhone/Server List/Add blank Server</text:p>
          </table:table-cell>
          <table:table-cell table:style-name="ce46" office:value-type="string">
            <text:p>Add a blank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name is requir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office:value-type="string">
            <text:p>FQA-72</text:p>
          </table:table-cell>
          <table:table-cell table:style-name="ce149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4">
            <text:p>024</text:p>
          </table:table-cell>
          <table:table-cell table:style-name="ce38" office:value-type="string">
            <text:p>SNF_IPO_SEV_24</text:p>
          </table:table-cell>
          <table:table-cell table:style-name="ce92" office:value-type="float" office:value="24">
            <text:p>024</text:p>
          </table:table-cell>
          <table:table-cell table:style-name="ce96" office:value-type="string">
            <text:p>Mobile/IPhone/Server List/Add existing URL</text:p>
          </table:table-cell>
          <table:table-cell table:style-name="ce46" office:value-type="string">
            <text:p>Add an existing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05" office:value-type="string">
            <text:p>An error message must be displayed with alert that the URL is already present in the list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5">
            <text:p>025</text:p>
          </table:table-cell>
          <table:table-cell table:style-name="ce38" office:value-type="string">
            <text:p>SNF_IPO_SEV_25</text:p>
          </table:table-cell>
          <table:table-cell table:style-name="ce92" office:value-type="float" office:value="25">
            <text:p>025</text:p>
          </table:table-cell>
          <table:table-cell table:style-name="ce96" office:value-type="string">
            <text:p>Mobile/IPhone/Server List/Add blank URL</text:p>
          </table:table-cell>
          <table:table-cell table:style-name="ce46" office:value-type="string">
            <text:p>Add a blank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05" office:value-type="string">
            <text:p>An error message must be displayed with alert that the URL is requir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6">
            <text:p>026</text:p>
          </table:table-cell>
          <table:table-cell table:style-name="ce38" office:value-type="string">
            <text:p>SNF_IPO_SEV_26</text:p>
          </table:table-cell>
          <table:table-cell table:style-name="ce92" office:value-type="float" office:value="26">
            <text:p>026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Failed</text:p>
          </table:table-cell>
          <table:table-cell table:style-name="ce149" office:value-type="string">
            <text:p>FQA-64</text:p>
          </table:table-cell>
          <table:table-cell table:style-name="ce149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7">
            <text:p>027</text:p>
          </table:table-cell>
          <table:table-cell table:style-name="ce38" office:value-type="string">
            <text:p>SNF_IPO_SEV_27</text:p>
          </table:table-cell>
          <table:table-cell table:style-name="ce92" office:value-type="float" office:value="27">
            <text:p>027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8">
            <text:p>028</text:p>
          </table:table-cell>
          <table:table-cell table:style-name="ce38" office:value-type="string">
            <text:p>SNF_IPO_SEV_28</text:p>
          </table:table-cell>
          <table:table-cell table:style-name="ce92" office:value-type="float" office:value="28">
            <text:p>028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Failed</text:p>
          </table:table-cell>
          <table:table-cell table:style-name="ce149" office:value-type="string">
            <text:p>FQA-64</text:p>
          </table:table-cell>
          <table:table-cell table:style-name="ce149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9">
            <text:p>029</text:p>
          </table:table-cell>
          <table:table-cell table:style-name="ce38" office:value-type="string">
            <text:p>SNF_IPO_SEV_29</text:p>
          </table:table-cell>
          <table:table-cell table:style-name="ce92" office:value-type="float" office:value="29">
            <text:p>029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0">
            <text:p>030</text:p>
          </table:table-cell>
          <table:table-cell table:style-name="ce38" office:value-type="string">
            <text:p>SNF_IPO_SEV_30</text:p>
          </table:table-cell>
          <table:table-cell table:style-name="ce92" office:value-type="float" office:value="30">
            <text:p>030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Failed</text:p>
          </table:table-cell>
          <table:table-cell table:style-name="ce149" office:value-type="string">
            <text:p>FQA-64</text:p>
          </table:table-cell>
          <table:table-cell table:style-name="ce149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1">
            <text:p>031</text:p>
          </table:table-cell>
          <table:table-cell table:style-name="ce38" office:value-type="string">
            <text:p>SNF_IPO_SEV_31</text:p>
          </table:table-cell>
          <table:table-cell table:style-name="ce92" office:value-type="float" office:value="31">
            <text:p>031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2">
            <text:p>032</text:p>
          </table:table-cell>
          <table:table-cell table:style-name="ce38" office:value-type="string">
            <text:p>SNF_IPO_SEV_32</text:p>
          </table:table-cell>
          <table:table-cell table:style-name="ce92" office:value-type="float" office:value="32">
            <text:p>032</text:p>
          </table:table-cell>
          <table:table-cell table:style-name="ce96" office:value-type="string">
            <text:p>Mobile/IPhone/Server List/Delete Server</text:p>
          </table:table-cell>
          <table:table-cell table:style-name="ce46" office:value-type="string">
            <text:p>Delete a server</text:p>
          </table:table-cell>
          <table:table-cell table:style-name="ce104" office:value-type="string">
            <text:p>Step 1: Delete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05" office:value-type="string">
            <text:p>Selected server is removed in server list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3">
            <text:p>033</text:p>
          </table:table-cell>
          <table:table-cell table:style-name="ce38" office:value-type="string">
            <text:p>SNF_IPO_SEV_33</text:p>
          </table:table-cell>
          <table:table-cell table:style-name="ce92" office:value-type="float" office:value="33">
            <text:p>033</text:p>
          </table:table-cell>
          <table:table-cell table:style-name="ce98" office:value-type="string">
            <text:p><text:span text:style-name="T8">Mobile/IPhone/S</text:span><text:span text:style-name="T9">erver List/Add server</text:span>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table:style-name="ce107" office:value-type="string">
            <text:p>Step 1: Add server</text:p>
          </table:table-cell>
          <table:table-cell table:style-name="ce11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24" office:value-type="string">
            <text:p>Display message “Invalid Url”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51" table:number-columns-repeated="4"/>
          <table:table-cell table:style-name="ce155"/>
          <table:table-cell table:style-name="ce157" table:number-columns-repeated="1003"/>
          <table:table-cell table:number-columns-repeated="4"/>
        </table:table-row>
        <table:table-row table:style-name="ro18">
          <table:table-cell table:style-name="ce84" office:value-type="float" office:value="34">
            <text:p>034</text:p>
          </table:table-cell>
          <table:table-cell table:style-name="ce38" office:value-type="string">
            <text:p>SNF_IPO_GUI_34</text:p>
          </table:table-cell>
          <table:table-cell table:style-name="ce92" office:value-type="float" office:value="34">
            <text:p>034</text:p>
          </table:table-cell>
          <table:table-cell table:style-name="ce96" office:value-type="string">
            <text:p>Mobile/IPhone/User Guide</text:p>
          </table:table-cell>
          <table:table-cell table:style-name="ce46" office:value-type="string">
            <text:p>Don't view User guide</text:p>
          </table:table-cell>
          <table:table-cell table:style-name="ce104" office:value-type="string">
            <text:p>Step 1: show user guide</text:p>
          </table:table-cell>
          <table:table-cell table:style-name="ce105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05" office:value-type="string">
            <text:p>- User guide button isn't display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5">
            <text:p>035</text:p>
          </table:table-cell>
          <table:table-cell table:style-name="ce38" office:value-type="string">
            <text:p>SNF_IPO_LAG_35</text:p>
          </table:table-cell>
          <table:table-cell table:style-name="ce92" office:value-type="float" office:value="35">
            <text:p>035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</text:p>
          </table:table-cell>
          <table:table-cell table:style-name="ce108" office:value-type="string">
            <text:p>Step 1: select language</text:p>
          </table:table-cell>
          <table:table-cell table:style-name="ce105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04" office:value-type="string">
            <text:p>- All of UI control title on the application is displayed in selected languag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6">
            <text:p>036</text:p>
          </table:table-cell>
          <table:table-cell table:style-name="ce39" office:value-type="string">
            <text:p>SNF_IPO_LAG_36</text:p>
          </table:table-cell>
          <table:table-cell table:style-name="ce92" office:value-type="float" office:value="36">
            <text:p>036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News screen</text:p>
          </table:table-cell>
          <table:table-cell table:style-name="ce108" office:value-type="string">
            <text:p>Step 1: Setting language from News screen</text:p>
          </table:table-cell>
          <table:table-cell table:style-name="ce105" office:value-type="string">
            <text:p>- Start the application on mobile</text:p>
            <text:p>- Login and go to News</text:p>
            <text:p>- Touch on Home button</text:p>
            <text:p>- Touch on Settings button and change languge</text:p>
            <text:p>- Touch on News again</text:p>
          </table:table-cell>
          <table:table-cell table:style-name="ce106" office:value-type="string">
            <text:p>- All UI control title on News is displayed in selected languag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7">
            <text:p>037</text:p>
          </table:table-cell>
          <table:table-cell table:style-name="ce39" office:value-type="string">
            <text:p>SNF_IPO_LAG_37</text:p>
          </table:table-cell>
          <table:table-cell table:style-name="ce92" office:value-type="float" office:value="37">
            <text:p>037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Documents screen</text:p>
          </table:table-cell>
          <table:table-cell table:style-name="ce108" office:value-type="string">
            <text:p>Step 1: Setting language from Documents screen</text:p>
          </table:table-cell>
          <table:table-cell table:style-name="ce105" office:value-type="string">
            <text:p>- Start the application on mobile</text:p>
            <text:p>- Login and go to Documents</text:p>
            <text:p>- Touch on Home button</text:p>
            <text:p>- Touch on Settings button and change languge</text:p>
            <text:p>- Touch on Documents again</text:p>
          </table:table-cell>
          <table:table-cell table:style-name="ce106" office:value-type="string">
            <text:p>- All UI control title on Documents is displayed in selected languag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8">
            <text:p>038</text:p>
          </table:table-cell>
          <table:table-cell table:style-name="ce39" office:value-type="string">
            <text:p>SNF_IPO_LAG_38</text:p>
          </table:table-cell>
          <table:table-cell table:style-name="ce92" office:value-type="float" office:value="38">
            <text:p>038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Apps screen</text:p>
          </table:table-cell>
          <table:table-cell table:style-name="ce108" office:value-type="string">
            <text:p>Step 1: Setting language from Apps screen</text:p>
          </table:table-cell>
          <table:table-cell table:style-name="ce105" office:value-type="string">
            <text:p>- Start the application on mobile</text:p>
            <text:p>- Login and go to Apps</text:p>
            <text:p>- Touch on Home button</text:p>
            <text:p>- Touch on Settings button and change languge</text:p>
            <text:p>- Touch on Apps again</text:p>
          </table:table-cell>
          <table:table-cell table:style-name="ce106" office:value-type="string">
            <text:p>- All UI control title on Apps is displayed in selected languag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39">
            <text:p>039</text:p>
          </table:table-cell>
          <table:table-cell table:style-name="ce38" office:value-type="string">
            <text:p>SNF_IPO_HOM_39</text:p>
          </table:table-cell>
          <table:table-cell table:style-name="ce92" office:value-type="float" office:value="39">
            <text:p>039</text:p>
          </table:table-cell>
          <table:table-cell table:style-name="ce96" office:value-type="string">
            <text:p>Mobile/IPhone/Home Screen</text:p>
          </table:table-cell>
          <table:table-cell table:style-name="ce43" office:value-type="string">
            <text:p>Check Home Screen</text:p>
          </table:table-cell>
          <table:table-cell table:style-name="ce108" office:value-type="string">
            <text:p>Step 1: Access Home screen</text:p>
          </table:table-cell>
          <table:table-cell table:style-name="ce105" office:value-type="string">
            <text:p>- Start the application on mobile device</text:p>
            <text:p>- Sign in with valid user name /password</text:p>
          </table:table-cell>
          <table:table-cell table:style-name="ce104" office:value-type="string">
            <text:p>- <text:span text:style-name="T17">1</text:span><text:span text:style-name="T23">st</text:span><text:span text:style-name="T17"> : Current user avatar and full name will </text:span><text:span text:style-name="T17">be shown on top of application navigation</text:span></text:p>
            <text:p><text:span text:style-name="T17">- 2nd : News</text:span></text:p>
            <text:p><text:span text:style-name="T17">- 3rd: Document</text:span></text:p>
            <text:p><text:span text:style-name="T17">- 4th: Apps </text:span></text:p>
            <text:p><text:span text:style-name="T17">- 5</text:span><text:span text:style-name="T23">th</text:span><text:span text:style-name="T17">: Settings</text:span></text:p>
            <text:p>- Applications is shown by icon and label in panel 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0">
            <text:p>040</text:p>
          </table:table-cell>
          <table:table-cell table:style-name="ce38" office:value-type="string">
            <text:p>SNF_IPO_APP_40</text:p>
          </table:table-cell>
          <table:table-cell table:style-name="ce92" office:value-type="float" office:value="40">
            <text:p>040</text:p>
          </table:table-cell>
          <table:table-cell table:style-name="ce97" office:value-type="string">
            <text:p>Mobile/IPhone/Application/Back</text:p>
          </table:table-cell>
          <table:table-cell table:style-name="ce44" office:value-type="string">
            <text:p>Back application to Home screen</text:p>
          </table:table-cell>
          <table:table-cell table:style-name="ce109" office:value-type="string">
            <text:p>Step 1: Back application</text:p>
          </table:table-cell>
          <table:table-cell table:style-name="ce105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06" office:value-type="string">
            <text:p>Selected application screen is closed and Home screen is come back with Activity stream featur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1">
            <text:p>041</text:p>
          </table:table-cell>
          <table:table-cell table:style-name="ce38" office:value-type="string">
            <text:p>SNF_IPO_DAB_41</text:p>
          </table:table-cell>
          <table:table-cell table:style-name="ce92" office:value-type="float" office:value="41">
            <text:p>041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</text:p>
          </table:table-cell>
          <table:table-cell table:style-name="ce11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7" office:value-type="string">
            <text:p>- All tab names have Gadgets will be displayed </text:p>
            <text:p>- The empty tabs will not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2">
            <text:p>042</text:p>
          </table:table-cell>
          <table:table-cell table:style-name="ce38" office:value-type="string">
            <text:p>SNF_IPO_DAB_42</text:p>
          </table:table-cell>
          <table:table-cell table:style-name="ce92" office:value-type="float" office:value="42">
            <text:p>042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 when dasboard name has spcecial chars</text:p>
          </table:table-cell>
          <table:table-cell table:style-name="ce11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3">
            <text:p>043</text:p>
          </table:table-cell>
          <table:table-cell table:style-name="ce38" office:value-type="string">
            <text:p>SNF_IPO_DAB_43</text:p>
          </table:table-cell>
          <table:table-cell table:style-name="ce92" office:value-type="float" office:value="43">
            <text:p>043</text:p>
          </table:table-cell>
          <table:table-cell table:style-name="ce96" office:value-type="string">
            <text:p>Mobile/IPhone/Dashboard/GadgetTabs/Update</text:p>
          </table:table-cell>
          <table:table-cell table:style-name="ce47" office:value-type="string">
            <text:p>Update Dashboard Tabs</text:p>
          </table:table-cell>
          <table:table-cell table:style-name="ce110" office:value-type="string">
            <text:p>Step 1: <text:s/>Update Dashboard tabs</text:p>
          </table:table-cell>
          <table:table-cell table:style-name="ce11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14" office:value-type="string">
            <text:p>- <text:s/>Dashboard tabs list will be updated (added or removed)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4">
            <text:p>044</text:p>
          </table:table-cell>
          <table:table-cell table:style-name="ce38" office:value-type="string">
            <text:p>SNF_IPO_DAB_44</text:p>
          </table:table-cell>
          <table:table-cell table:style-name="ce92" office:value-type="float" office:value="44">
            <text:p>044</text:p>
          </table:table-cell>
          <table:table-cell table:style-name="ce96" office:value-type="string">
            <text:p>Mobile/IPhone/Dashboard/View</text:p>
          </table:table-cell>
          <table:table-cell table:style-name="ce47" office:value-type="string">
            <text:p>View gadget list in Dashboard</text:p>
          </table:table-cell>
          <table:table-cell table:style-name="ce110" office:value-type="string">
            <text:p>Step 1: Gadget list</text:p>
          </table:table-cell>
          <table:table-cell table:style-name="ce11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14" office:value-type="string">
            <text:p>- Gadget list is shown with Image, Title and Short resume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5">
            <text:p>045</text:p>
          </table:table-cell>
          <table:table-cell table:style-name="ce38" office:value-type="string">
            <text:p>SNF_IPO_DAB_45</text:p>
          </table:table-cell>
          <table:table-cell table:style-name="ce92" office:value-type="float" office:value="45">
            <text:p>045</text:p>
          </table:table-cell>
          <table:table-cell table:style-name="ce96" office:value-type="string">
            <text:p>Mobile/IPhone/Dashboard/Update</text:p>
          </table:table-cell>
          <table:table-cell table:style-name="ce47" office:value-type="string">
            <text:p>Update gadget list in Dashboard</text:p>
          </table:table-cell>
          <table:table-cell table:style-name="ce110" office:value-type="string">
            <text:p>Step 1: Update Gadget list</text:p>
          </table:table-cell>
          <table:table-cell table:style-name="ce11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14" office:value-type="string">
            <text:p>- Gadget List will be updated (added or removed)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6">
            <text:p>046</text:p>
          </table:table-cell>
          <table:table-cell table:style-name="ce38" office:value-type="string">
            <text:p>SNF_IPO_DAB_46</text:p>
          </table:table-cell>
          <table:table-cell table:style-name="ce92" office:value-type="float" office:value="46">
            <text:p>046</text:p>
          </table:table-cell>
          <table:table-cell table:style-name="ce96" office:value-type="string">
            <text:p>Mobile/IPhone/Dashboard/Launch</text:p>
          </table:table-cell>
          <table:table-cell table:style-name="ce47" office:value-type="string">
            <text:p>View Content of Gadget</text:p>
          </table:table-cell>
          <table:table-cell table:style-name="ce110" office:value-type="string">
            <text:p>Step 1: <text:s/>View Gadget Content</text:p>
          </table:table-cell>
          <table:table-cell table:style-name="ce11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1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7">
            <text:p>047</text:p>
          </table:table-cell>
          <table:table-cell table:style-name="ce38" office:value-type="string">
            <text:p>SNF_IPO_DAB_47</text:p>
          </table:table-cell>
          <table:table-cell table:style-name="ce92" office:value-type="float" office:value="47">
            <text:p>047</text:p>
          </table:table-cell>
          <table:table-cell table:style-name="ce97" office:value-type="string">
            <text:p>Mobile/IPhone/Dashboard/Update</text:p>
          </table:table-cell>
          <table:table-cell table:style-name="ce44" office:value-type="string">
            <text:p>Edit Content of Gadget</text:p>
          </table:table-cell>
          <table:table-cell table:style-name="ce109" office:value-type="string">
            <text:p>Step 1: Edit Gadget Content</text:p>
          </table:table-cell>
          <table:table-cell table:style-name="ce10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06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8">
            <text:p>048</text:p>
          </table:table-cell>
          <table:table-cell table:style-name="ce38" office:value-type="string">
            <text:p>SNF_IPO_DOC_48</text:p>
          </table:table-cell>
          <table:table-cell table:style-name="ce92" office:value-type="float" office:value="48">
            <text:p>048</text:p>
          </table:table-cell>
          <table:table-cell table:style-name="ce96" office:value-type="string">
            <text:p>Mobile/IPhone/Documents/Launch</text:p>
          </table:table-cell>
          <table:table-cell table:style-name="ce48" office:value-type="string">
            <text:p>View Documents application </text:p>
          </table:table-cell>
          <table:table-cell table:style-name="ce110" office:value-type="string">
            <text:p>Step 1: Open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1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49">
            <text:p>049</text:p>
          </table:table-cell>
          <table:table-cell table:style-name="ce38" office:value-type="string">
            <text:p>SNF_IPO_DOC_49</text:p>
          </table:table-cell>
          <table:table-cell table:style-name="ce92" office:value-type="float" office:value="49">
            <text:p>049</text:p>
          </table:table-cell>
          <table:table-cell table:style-name="ce96" office:value-type="string">
            <text:p>Mobile/IPhone/Documents/Close</text:p>
          </table:table-cell>
          <table:table-cell table:style-name="ce48" office:value-type="string">
            <text:p>Close Documents application</text:p>
          </table:table-cell>
          <table:table-cell table:style-name="ce110" office:value-type="string">
            <text:p>Step 1: Closing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1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0">
            <text:p>050</text:p>
          </table:table-cell>
          <table:table-cell table:style-name="ce38" office:value-type="string">
            <text:p>SNF_IPO_DOC_50</text:p>
          </table:table-cell>
          <table:table-cell table:style-name="ce92" office:value-type="float" office:value="50">
            <text:p>050</text:p>
          </table:table-cell>
          <table:table-cell table:style-name="ce96" office:value-type="string">
            <text:p>Mobile/IPhone/Documents/View Folder</text:p>
          </table:table-cell>
          <table:table-cell table:style-name="ce47" office:value-type="string">
            <text:p>View Folder</text:p>
          </table:table-cell>
          <table:table-cell table:style-name="ce110" office:value-type="string">
            <text:p>Step 1: Open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15" office:value-type="string">
            <text:p><text:span text:style-name="T17">- An Activity indicator will show on the </text:span><text:span text:style-name="T17">navigation bar to indicate that items in the </text:span><text:span text:style-name="T17">folder are in the loading progress.</text:span></text:p>
            <text:p><text:span text:style-name="T17">- After loading progress finishes, items in </text:span><text:span text:style-name="T17">this folder will be showed.</text:span></text:p>
            <text:p><text:span text:style-name="T17">- Folder items will be showed with folder </text:span><text:span text:style-name="T17">icon.</text:span></text:p>
            <text:p><text:span text:style-name="T17">- File items will be showed with icon suitable </text:span><text:span text:style-name="T17">with file format.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office:value-type="string">
            <text:p>TESTVN-5686</text:p>
          </table:table-cell>
          <table:table-cell table:style-name="ce149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1">
            <text:p>051</text:p>
          </table:table-cell>
          <table:table-cell table:style-name="ce38" office:value-type="string">
            <text:p>SNF_IPO_DOC_51</text:p>
          </table:table-cell>
          <table:table-cell table:style-name="ce92" office:value-type="float" office:value="51">
            <text:p>051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</text:p>
          </table:table-cell>
          <table:table-cell table:style-name="ce110" office:value-type="string">
            <text:p>Step 1: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15" office:value-type="string">
            <text:p><text:span text:style-name="T17">- Come back to Documents list</text:span></text:p>
            <text:p>- New Folder is created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2">
            <text:p>052</text:p>
          </table:table-cell>
          <table:table-cell table:style-name="ce38" office:value-type="string">
            <text:p>SNF_IPO_DOC_52</text:p>
          </table:table-cell>
          <table:table-cell table:style-name="ce92" office:value-type="float" office:value="52">
            <text:p>052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empty name</text:p>
          </table:table-cell>
          <table:table-cell table:style-name="ce110" office:value-type="string">
            <text:p>Step 1: Create folder with empty nam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15" office:value-type="string">
            <text:p>- Alert message to required input name for folder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3">
            <text:p>053</text:p>
          </table:table-cell>
          <table:table-cell table:style-name="ce38" office:value-type="string">
            <text:p>SNF_IPO_DOC_53</text:p>
          </table:table-cell>
          <table:table-cell table:style-name="ce92" office:value-type="float" office:value="53">
            <text:p>053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<text:s/>name has special characters</text:p>
          </table:table-cell>
          <table:table-cell table:style-name="ce110" office:value-type="string">
            <text:p>Step 1: Create Folder with <text:s/>name has special characters</text:p>
          </table:table-cell>
          <table:table-cell table:style-name="ce10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06" office:value-type="string">
            <text:p><text:span text:style-name="T16">- </text:span><text:span text:style-name="T8">Alert message the characters do not </text:span><text:span text:style-name="T24">allowed</text:span></text:p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4">
            <text:p>054</text:p>
          </table:table-cell>
          <table:table-cell table:style-name="ce38" office:value-type="string">
            <text:p>SNF_IPO_DOC_54</text:p>
          </table:table-cell>
          <table:table-cell table:style-name="ce92" office:value-type="float" office:value="54">
            <text:p>054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ancel create Folder</text:p>
          </table:table-cell>
          <table:table-cell table:style-name="ce110" office:value-type="string">
            <text:p>Step 1: Cancel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15" office:value-type="string">
            <text:p>- Come back to Documents list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5">
            <text:p>055</text:p>
          </table:table-cell>
          <table:table-cell table:style-name="ce38" office:value-type="string">
            <text:p>SNF_IPO_DOC_55</text:p>
          </table:table-cell>
          <table:table-cell table:style-name="ce92" office:value-type="float" office:value="55">
            <text:p>055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15" office:value-type="string">
            <text:p><text:span text:style-name="T17">- Come back to Documents list</text:span></text:p>
            <text:p>- Folder name is changed with new name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office:value-type="string">
            <text:p>TESTVN-5713</text:p>
          </table:table-cell>
          <table:table-cell table:style-name="ce149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6">
            <text:p>056</text:p>
          </table:table-cell>
          <table:table-cell table:style-name="ce38" office:value-type="string">
            <text:p>SNF_IPO_DOC_56</text:p>
          </table:table-cell>
          <table:table-cell table:style-name="ce92" office:value-type="float" office:value="56">
            <text:p>056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empty name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15" office:value-type="string">
            <text:p>- Alert message to required input name for folder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7">
            <text:p>057</text:p>
          </table:table-cell>
          <table:table-cell table:style-name="ce38" office:value-type="string">
            <text:p>SNF_IPO_DOC_57</text:p>
          </table:table-cell>
          <table:table-cell table:style-name="ce92" office:value-type="float" office:value="57">
            <text:p>057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name has special characters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1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8">
            <text:p>058</text:p>
          </table:table-cell>
          <table:table-cell table:style-name="ce38" office:value-type="string">
            <text:p>SNF_IPO_DOC_58</text:p>
          </table:table-cell>
          <table:table-cell table:style-name="ce92" office:value-type="float" office:value="58">
            <text:p>058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Cancel rename Folder </text:p>
          </table:table-cell>
          <table:table-cell table:style-name="ce110" office:value-type="string">
            <text:p>Step 1: Cancel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15" office:value-type="string">
            <text:p><text:span text:style-name="T17">- Come back to Documents list</text:span></text:p>
            <text:p>- Folder name isn't changed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9">
            <text:p>059</text:p>
          </table:table-cell>
          <table:table-cell table:style-name="ce38" office:value-type="string">
            <text:p>SNF_IPO_DOC_59</text:p>
          </table:table-cell>
          <table:table-cell table:style-name="ce92" office:value-type="float" office:value="59">
            <text:p>059</text:p>
          </table:table-cell>
          <table:table-cell table:style-name="ce96" office:value-type="string">
            <text:p>Mobile/IPhone/Documents/Back to Folder List</text:p>
          </table:table-cell>
          <table:table-cell table:style-name="ce48" office:value-type="string">
            <text:p>Back Folder List </text:p>
          </table:table-cell>
          <table:table-cell table:style-name="ce110" office:value-type="string">
            <text:p>Step 1: Go back to the Folder list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folder name button on the navigation bar.</text:p>
          </table:table-cell>
          <table:table-cell table:style-name="ce11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0">
            <text:p>060</text:p>
          </table:table-cell>
          <table:table-cell table:style-name="ce38" office:value-type="string">
            <text:p>SNF_IPO_DOC_60</text:p>
          </table:table-cell>
          <table:table-cell table:style-name="ce92" office:value-type="float" office:value="60">
            <text:p>060</text:p>
          </table:table-cell>
          <table:table-cell table:style-name="ce96" office:value-type="string">
            <text:p>Mobile/IPhone/Documents/View File</text:p>
          </table:table-cell>
          <table:table-cell table:style-name="ce47" office:value-type="string">
            <text:p>View a File</text:p>
          </table:table-cell>
          <table:table-cell table:style-name="ce110" office:value-type="string">
            <text:p>Step 1: View File cont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15" office:value-type="string">
            <text:p>- The file content will be showed on the screen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1">
            <text:p>061</text:p>
          </table:table-cell>
          <table:table-cell table:style-name="ce38" office:value-type="string">
            <text:p>SNF_IPO_DOC_61</text:p>
          </table:table-cell>
          <table:table-cell table:style-name="ce92" office:value-type="float" office:value="61">
            <text:p>061</text:p>
          </table:table-cell>
          <table:table-cell table:style-name="ce96" office:value-type="string">
            <text:p>Mobile/IPhone/Documents/showing action dialog</text:p>
          </table:table-cell>
          <table:table-cell table:style-name="ce48" office:value-type="string">
            <text:p>View menu action of File/Folder</text:p>
          </table:table-cell>
          <table:table-cell table:style-name="ce110" office:value-type="string">
            <text:p>Step 1: Show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1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2">
            <text:p>062</text:p>
          </table:table-cell>
          <table:table-cell table:style-name="ce38" office:value-type="string">
            <text:p>SNF_IPO_DOC_62</text:p>
          </table:table-cell>
          <table:table-cell table:style-name="ce92" office:value-type="float" office:value="62">
            <text:p>062</text:p>
          </table:table-cell>
          <table:table-cell table:style-name="ce96" office:value-type="string">
            <text:p>Mobile/IPhone/Documents/Closing action dialog</text:p>
          </table:table-cell>
          <table:table-cell table:style-name="ce48" office:value-type="string">
            <text:p>Close menu action of File/Folder</text:p>
          </table:table-cell>
          <table:table-cell table:style-name="ce110" office:value-type="string">
            <text:p>Step 1: Clos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15" office:value-type="string">
            <text:p>- The action dialog will be hidden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3">
            <text:p>063</text:p>
          </table:table-cell>
          <table:table-cell table:style-name="ce38" office:value-type="string">
            <text:p>SNF_IPO_DOC_63</text:p>
          </table:table-cell>
          <table:table-cell table:style-name="ce92" office:value-type="float" office:value="63">
            <text:p>063</text:p>
          </table:table-cell>
          <table:table-cell table:style-name="ce96" office:value-type="string">
            <text:p>Mobile/IPhone/Documents/Actions/Delete</text:p>
          </table:table-cell>
          <table:table-cell table:style-name="ce48" office:value-type="string">
            <text:p>Delete a File/Folder</text:p>
          </table:table-cell>
          <table:table-cell table:style-name="ce110" office:value-type="string">
            <text:p>Step 1: Deleting a File/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15" office:value-type="string">
            <text:p>- Selected File/Folder will be deleted and removed from list</text:p>
            <text:p><text:span text:style-name="T17">- List of File/Folder will be updated 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4">
            <text:p>064</text:p>
          </table:table-cell>
          <table:table-cell table:style-name="ce38" office:value-type="string">
            <text:p>SNF_IPO_DOC_64</text:p>
          </table:table-cell>
          <table:table-cell table:style-name="ce92" office:value-type="float" office:value="64">
            <text:p>064</text:p>
          </table:table-cell>
          <table:table-cell table:style-name="ce96" office:value-type="string">
            <text:p>Mobile/IPhone/Documents/Actions/Copy</text:p>
          </table:table-cell>
          <table:table-cell table:style-name="ce47" office:value-type="string">
            <text:p>Copy/Paste a File</text:p>
          </table:table-cell>
          <table:table-cell table:style-name="ce110" office:value-type="string">
            <text:p>Step 1: copy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and select [copy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copied to the new folder</text:p>
            <text:p>- List of File/Folder will be updated 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Failed</text:p>
          </table:table-cell>
          <table:table-cell table:style-name="ce149" office:value-type="string">
            <text:p>TESTVN-5714</text:p>
          </table:table-cell>
          <table:table-cell table:style-name="ce149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5">
            <text:p>065</text:p>
          </table:table-cell>
          <table:table-cell table:style-name="ce38" office:value-type="string">
            <text:p>SNF_IPO_DOC_65</text:p>
          </table:table-cell>
          <table:table-cell table:style-name="ce92" office:value-type="float" office:value="65">
            <text:p>065</text:p>
          </table:table-cell>
          <table:table-cell table:style-name="ce96" office:value-type="string">
            <text:p>Mobile/IPhone/Documents/Actions/Move</text:p>
          </table:table-cell>
          <table:table-cell table:style-name="ce47" office:value-type="string">
            <text:p>Cut/Paste a File</text:p>
          </table:table-cell>
          <table:table-cell table:style-name="ce110" office:value-type="string">
            <text:p>Step 1: Mov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 and <text:s/>select [Move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moved to the new folder.</text:p>
            <text:p><text:span text:style-name="T17">- List of File/Folder will be updated 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Failed</text:p>
          </table:table-cell>
          <table:table-cell table:style-name="ce149" office:value-type="string">
            <text:p>TESTVN-5714</text:p>
          </table:table-cell>
          <table:table-cell table:style-name="ce149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66">
            <text:p>066</text:p>
          </table:table-cell>
          <table:table-cell table:style-name="ce38" office:value-type="string">
            <text:p>SNF_IPO_DOC_66</text:p>
          </table:table-cell>
          <table:table-cell table:style-name="ce92" office:value-type="float" office:value="66">
            <text:p>066</text:p>
          </table:table-cell>
          <table:table-cell table:style-name="ce96" office:value-type="string">
            <text:p>Mobile/IPhone/Documents/Actions/Take Picture</text:p>
          </table:table-cell>
          <table:table-cell table:style-name="ce47" office:value-type="string">
            <text:p>Take picture and upload</text:p>
          </table:table-cell>
          <table:table-cell table:style-name="ce110" office:value-type="string">
            <text:p>Step 1: Take a pictur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15" office:value-type="string">
            <text:p>- The new image will be uploaded to the folder item.</text:p>
            <text:p><text:span text:style-name="T17">- List of File/Folder will be updated 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67">
            <text:p>067</text:p>
          </table:table-cell>
          <table:table-cell table:style-name="ce38" office:value-type="string">
            <text:p>SNF_IPO_NEW_67</text:p>
          </table:table-cell>
          <table:table-cell table:style-name="ce92" office:value-type="float" office:value="67">
            <text:p>06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Display Activities stream</text:p>
          </table:table-cell>
          <table:table-cell table:style-name="ce110" office:value-type="string">
            <text:p>Step 1: Go to News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15" office:value-type="string">
            <text:p>- Activities stream is displayed with all post</text:p>
            <text:p>- 100 posts is shown as default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8">
            <text:p>068</text:p>
          </table:table-cell>
          <table:table-cell table:style-name="ce38" office:value-type="string">
            <text:p>SNF_IPO_NEW_68</text:p>
          </table:table-cell>
          <table:table-cell table:style-name="ce92" office:value-type="float" office:value="68">
            <text:p>06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View activity detail</text:p>
          </table:table-cell>
          <table:table-cell table:style-name="ce110" office:value-type="string">
            <text:p>Step 1: Open a activity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1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9">
            <text:p>069</text:p>
          </table:table-cell>
          <table:table-cell table:style-name="ce38" office:value-type="string">
            <text:p>SNF_IPO_NEW_69</text:p>
          </table:table-cell>
          <table:table-cell table:style-name="ce92" office:value-type="float" office:value="69">
            <text:p>069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View activity detail</text:p>
          </table:table-cell>
          <table:table-cell table:style-name="ce111" office:value-type="string">
            <text:p>Step 1: Open a activity </text:p>
          </table:table-cell>
          <table:table-cell table:style-name="ce11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1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0">
            <text:p>070</text:p>
          </table:table-cell>
          <table:table-cell table:style-name="ce38" office:value-type="string">
            <text:p>SNF_IPO_NEW_70</text:p>
          </table:table-cell>
          <table:table-cell table:style-name="ce92" office:value-type="float" office:value="70">
            <text:p>070</text:p>
          </table:table-cell>
          <table:table-cell table:style-name="ce99" office:value-type="string">
            <text:p>Mobile/IPhone/News</text:p>
          </table:table-cell>
          <table:table-cell table:style-name="ce44" office:value-type="string">
            <text:p>View activity detail incase no one like this</text:p>
          </table:table-cell>
          <table:table-cell table:style-name="ce99" office:value-type="string">
            <text:p>Step 1: View liker tab</text:p>
          </table:table-cell>
          <table:table-cell table:style-name="ce106" office:value-type="string">
            <text:p><text:span text:style-name="T16">- Start the application on mobile device</text:span></text:p>
            <text:p><text:span text:style-name="T16">- Sign In with valid User name/Password</text:span></text:p>
            <text:p><text:span text:style-name="T16">- Touch on any post has no liker in activity </text:span><text:span text:style-name="T16">stream</text:span></text:p>
            <text:p><text:span text:style-name="T16">- Touch on liker tab</text:span></text:p>
          </table:table-cell>
          <table:table-cell table:style-name="ce106" office:value-type="string">
            <text:p><text:span text:style-name="T16">- On activity details display message "0 </text:span><text:span text:style-name="T16">people like this"</text:span></text:p>
            <text:p><text:span text:style-name="T16">- On liker details display message “No one </text:span><text:span text:style-name="T16">like this”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1">
            <text:p>071</text:p>
          </table:table-cell>
          <table:table-cell table:style-name="ce38" office:value-type="string">
            <text:p>SNF_IPO_NEW_71</text:p>
          </table:table-cell>
          <table:table-cell table:style-name="ce92" office:value-type="float" office:value="71">
            <text:p>07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only text</text:p>
          </table:table-cell>
          <table:table-cell table:style-name="ce110" office:value-type="string">
            <text:p>Step 1: Send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- This post will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2">
            <text:p>072</text:p>
          </table:table-cell>
          <table:table-cell table:style-name="ce38" office:value-type="string">
            <text:p>SNF_IPO_NEW_72</text:p>
          </table:table-cell>
          <table:table-cell table:style-name="ce92" office:value-type="float" office:value="72">
            <text:p>07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Take a Photo</text:p>
          </table:table-cell>
          <table:table-cell table:style-name="ce110" office:value-type="string">
            <text:p>Step 1: Take a photo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3">
            <text:p>073</text:p>
          </table:table-cell>
          <table:table-cell table:style-name="ce38" office:value-type="string">
            <text:p>SNF_IPO_NEW_73</text:p>
          </table:table-cell>
          <table:table-cell table:style-name="ce92" office:value-type="float" office:value="73">
            <text:p>073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Photo from Library</text:p>
          </table:table-cell>
          <table:table-cell table:style-name="ce110" office:value-type="string">
            <text:p>Step 1: Select a photo from Library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4">
            <text:p>074</text:p>
          </table:table-cell>
          <table:table-cell table:style-name="ce38" office:value-type="string">
            <text:p>SNF_IPO_NEW_74</text:p>
          </table:table-cell>
          <table:table-cell table:style-name="ce92" office:value-type="float" office:value="74">
            <text:p>074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Write a post with empty data</text:p>
          </table:table-cell>
          <table:table-cell table:style-name="ce110" office:value-type="string">
            <text:p>Step 1: Send a post with empty data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15" office:value-type="string">
            <text:p>- Alert message to require input text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5">
            <text:p>075</text:p>
          </table:table-cell>
          <table:table-cell table:style-name="ce38" office:value-type="string">
            <text:p>SNF_IPO_NEW_75</text:p>
          </table:table-cell>
          <table:table-cell table:style-name="ce92" office:value-type="float" office:value="75">
            <text:p>075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take photo when composing an activity</text:p>
          </table:table-cell>
          <table:table-cell table:style-name="ce108" office:value-type="string">
            <text:p>Step 1: Take a photo</text:p>
          </table:table-cell>
          <table:table-cell table:style-name="ce108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Take a Photo] button</text:span></text:p>
            <text:p><text:span text:style-name="T17">- Touch on [Done] button</text:span></text:p>
            <text:p><text:span text:style-name="T17">- After that, take another 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52" table:number-columns-repeated="4"/>
          <table:table-cell table:style-name="ce156"/>
          <table:table-cell table:style-name="ce158" table:number-columns-repeated="1003"/>
          <table:table-cell table:style-name="ce160" table:number-columns-repeated="4"/>
        </table:table-row>
        <table:table-row table:style-name="ro20">
          <table:table-cell table:style-name="ce84" office:value-type="float" office:value="76">
            <text:p>076</text:p>
          </table:table-cell>
          <table:table-cell table:style-name="ce38" office:value-type="string">
            <text:p>SNF_IPO_NEW_76</text:p>
          </table:table-cell>
          <table:table-cell table:style-name="ce92" office:value-type="float" office:value="76">
            <text:p>076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table:style-name="ce108" office:value-type="string">
            <text:p>Step 1: Select photo from Library</text:p>
          </table:table-cell>
          <table:table-cell table:style-name="ce104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Photo Library] button</text:span></text:p>
            <text:p><text:span text:style-name="T17">- Select a photo, touch on [OK] button</text:span></text:p>
            <text:p><text:span text:style-name="T17">- After that, select another 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52" table:number-columns-repeated="4"/>
          <table:table-cell table:style-name="ce156"/>
          <table:table-cell table:style-name="ce158" table:number-columns-repeated="1003"/>
          <table:table-cell table:style-name="ce160" table:number-columns-repeated="4"/>
        </table:table-row>
        <table:table-row table:style-name="ro25">
          <table:table-cell table:style-name="ce84" office:value-type="float" office:value="77">
            <text:p>077</text:p>
          </table:table-cell>
          <table:table-cell table:style-name="ce38" office:value-type="string">
            <text:p>SNF_IPO_NEW_77</text:p>
          </table:table-cell>
          <table:table-cell table:style-name="ce92" office:value-type="float" office:value="77">
            <text:p>07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post</text:p>
          </table:table-cell>
          <table:table-cell table:style-name="ce110" office:value-type="string">
            <text:p>Step 1: Cancel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1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78">
            <text:p>078</text:p>
          </table:table-cell>
          <table:table-cell table:style-name="ce38" office:value-type="string">
            <text:p>SNF_IPO_NEW_78</text:p>
          </table:table-cell>
          <table:table-cell table:style-name="ce92" office:value-type="float" office:value="78">
            <text:p>07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</text:p>
          </table:table-cell>
          <table:table-cell table:style-name="ce110" office:value-type="string">
            <text:p>Step 1: 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15" office:value-type="string">
            <text:p>- Number of Like is 1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9">
            <text:p>079</text:p>
          </table:table-cell>
          <table:table-cell table:style-name="ce38" office:value-type="string">
            <text:p>SNF_IPO_NEW_79</text:p>
          </table:table-cell>
          <table:table-cell table:style-name="ce92" office:value-type="float" office:value="79">
            <text:p>07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</text:p>
          </table:table-cell>
          <table:table-cell table:style-name="ce110" office:value-type="string">
            <text:p>Step 1: Un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- Number of Like is 0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0">
            <text:p>080</text:p>
          </table:table-cell>
          <table:table-cell table:style-name="ce38" office:value-type="string">
            <text:p>SNF_IPO_NEW_80</text:p>
          </table:table-cell>
          <table:table-cell table:style-name="ce92" office:value-type="float" office:value="80">
            <text:p>080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 from detail screen</text:p>
          </table:table-cell>
          <table:table-cell table:style-name="ce110" office:value-type="string">
            <text:p>Step 1: 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15" office:value-type="string">
            <text:p>- Content of Post will be shown with comment and Like number (if have)</text:p>
            <text:p>- Number of Like is increased 1 point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1">
            <text:p>081</text:p>
          </table:table-cell>
          <table:table-cell table:style-name="ce38" office:value-type="string">
            <text:p>SNF_IPO_NEW_81</text:p>
          </table:table-cell>
          <table:table-cell table:style-name="ce92" office:value-type="float" office:value="81">
            <text:p>08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 <text:s/>from detail screen</text:p>
          </table:table-cell>
          <table:table-cell table:style-name="ce110" office:value-type="string">
            <text:p>Step 1: Un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<text:span text:style-name="T17">- Content of Post will be shown with </text:span><text:span text:style-name="T17">comment and Like number (if have)</text:span></text:p>
            <text:p>- Number of Like is decreased 1 point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2">
            <text:p>082</text:p>
          </table:table-cell>
          <table:table-cell table:style-name="ce38" office:value-type="string">
            <text:p>SNF_IPO_NEW_82</text:p>
          </table:table-cell>
          <table:table-cell table:style-name="ce92" office:value-type="float" office:value="82">
            <text:p>08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omment a post with valid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- Number of Comment is increased 1 point</text:p>
            <text:p>- New comment is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3">
            <text:p>083</text:p>
          </table:table-cell>
          <table:table-cell table:style-name="ce38" office:value-type="string">
            <text:p>SNF_IPO_NEW_83</text:p>
          </table:table-cell>
          <table:table-cell table:style-name="ce92" office:value-type="float" office:value="83">
            <text:p>083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Comment a post with empty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1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4">
            <text:p>084</text:p>
          </table:table-cell>
          <table:table-cell table:style-name="ce38" office:value-type="string">
            <text:p>SNF_IPO_NEW_84</text:p>
          </table:table-cell>
          <table:table-cell table:style-name="ce92" office:value-type="float" office:value="84">
            <text:p>084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comment</text:p>
          </table:table-cell>
          <table:table-cell table:style-name="ce110" office:value-type="string">
            <text:p>Step 1: Cancel comm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5">
            <text:p>085</text:p>
          </table:table-cell>
          <table:table-cell table:style-name="ce38" office:value-type="string">
            <text:p>SNF_IPO_NEW_85</text:p>
          </table:table-cell>
          <table:table-cell table:style-name="ce92" office:value-type="float" office:value="85">
            <text:p>085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website</text:p>
          </table:table-cell>
          <table:table-cell table:style-name="ce110" office:value-type="string">
            <text:p>Step 1: Open a post <text:s/>with URL of websit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15" office:value-type="string">
            <text:p>- Redirect to website: http://google.com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6">
            <text:p>086</text:p>
          </table:table-cell>
          <table:table-cell table:style-name="ce38" office:value-type="string">
            <text:p>SNF_IPO_NEW_86</text:p>
          </table:table-cell>
          <table:table-cell table:style-name="ce92" office:value-type="float" office:value="86">
            <text:p>086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image</text:p>
          </table:table-cell>
          <table:table-cell table:style-name="ce110" office:value-type="string">
            <text:p>Step 1: Open a post <text:s/>with URL of imag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15" office:value-type="string">
            <text:p>- Image will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7">
            <text:p>087</text:p>
          </table:table-cell>
          <table:table-cell table:style-name="ce38" office:value-type="string">
            <text:p>SNF_IPO_NEW_87</text:p>
          </table:table-cell>
          <table:table-cell table:style-name="ce92" office:value-type="float" office:value="87">
            <text:p>087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Open a post with attachment</text:p>
          </table:table-cell>
          <table:table-cell table:style-name="ce110" office:value-type="string">
            <text:p>Step 1: Open a post with attachment</text:p>
          </table:table-cell>
          <table:table-cell table:style-name="ce106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15" office:value-type="string">
            <text:p>- Attachment file will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88">
            <text:p>088</text:p>
          </table:table-cell>
          <table:table-cell table:style-name="ce38" office:value-type="string">
            <text:p>SNF_IPO_NEW_88</text:p>
          </table:table-cell>
          <table:table-cell table:style-name="ce92" office:value-type="float" office:value="88">
            <text:p>08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Show filter navigation to filter activity type</text:p>
          </table:table-cell>
          <table:table-cell table:style-name="ce110" office:value-type="string">
            <text:p>Step 1: Go to news in application</text:p>
          </table:table-cell>
          <table:table-cell table:style-name="ce115" office:value-type="string">
            <text:p>- Start application</text:p>
            <text:p>- Login with valid user name and password</text:p>
            <text:p/>
          </table:table-cell>
          <table:table-cell table:style-name="ce115" office:value-type="string">
            <text:p>- Navigation filter appear with 4 kind of activity: ''All Updates","My Spaces","My connections", "My status"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89">
            <text:p>089</text:p>
          </table:table-cell>
          <table:table-cell table:style-name="ce38" office:value-type="string">
            <text:p>SNF_IPO_SET_89</text:p>
          </table:table-cell>
          <table:table-cell table:style-name="ce92" office:value-type="float" office:value="89">
            <text:p>08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st activity following selected filter</text:p>
          </table:table-cell>
          <table:table-cell table:style-name="ce110" office:value-type="string">
            <text:p>Step 1: Touch to any filter in navigation</text:p>
          </table:table-cell>
          <table:table-cell table:style-name="ce115" office:value-type="string">
            <text:p>- Add some gadget into tabs on PLF 3.0 via browser. </text:p>
            <text:p>- Start the application on mobile device <text:s/></text:p>
            <text:p>- Sign In with valid User name/Password </text:p>
            <text:p>- Touch on [Dashboard] application in Home page </text:p>
            <text:p>- then Touch on Gadget tab item</text:p>
          </table:table-cell>
          <table:table-cell table:style-name="ce115" office:value-type="string">
            <text:p>- Selected filter will be highlight</text:p>
            <text:p>- 100 activities belong to spaces that user is member will be shown 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0">
            <text:p>090</text:p>
          </table:table-cell>
          <table:table-cell table:style-name="ce38" office:value-type="string">
            <text:p>SNF_IPO_SET_90</text:p>
          </table:table-cell>
          <table:table-cell table:style-name="ce92" office:value-type="float" office:value="90">
            <text:p>090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n to off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15" office:value-type="string">
            <text:p>- In personal drive of Document, the private folder will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1">
            <text:p>091</text:p>
          </table:table-cell>
          <table:table-cell table:style-name="ce38" office:value-type="string">
            <text:p>SNF_IPO_SET_91</text:p>
          </table:table-cell>
          <table:table-cell table:style-name="ce92" office:value-type="float" office:value="91">
            <text:p>091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ff to on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17">- Touch on [Done] button</text:span></text:p>
            <text:p>- Touch on Documents app</text:p>
          </table:table-cell>
          <table:table-cell table:style-name="ce115" office:value-type="string">
            <text:p>- In personal drive of Document, the private folder will be hidde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92">
            <text:p>092</text:p>
          </table:table-cell>
          <table:table-cell table:style-name="ce38" office:value-type="string">
            <text:p>SNF_IPO_SET_92</text:p>
          </table:table-cell>
          <table:table-cell table:style-name="ce92" office:value-type="float" office:value="92">
            <text:p>092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- Start application</text:p>
            <text:p><text:span text:style-name="T17">- Sign In with valid User name/Password </text:span></text:p>
            <text:p>- Go to [Settings]</text:p>
            <text:p>- Setting [Remember my filter] is OFF</text:p>
            <text:p>- Touch on [Done] button</text:p>
          </table:table-cell>
          <table:table-cell table:style-name="ce117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93">
            <text:p>093</text:p>
          </table:table-cell>
          <table:table-cell table:style-name="ce38" office:value-type="string">
            <text:p>SNF_IPO_SET_93</text:p>
          </table:table-cell>
          <table:table-cell table:style-name="ce92" office:value-type="float" office:value="93">
            <text:p>093</text:p>
          </table:table-cell>
          <table:table-cell table:style-name="ce97" office:value-type="string">
            <text:p>Mobile/Iphone/Settings</text:p>
          </table:table-cell>
          <table:table-cell table:style-name="ce49" office:value-type="string">
            <text:p>Default selected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application</text:span></text:p>
            <text:p><text:span text:style-name="T16">- Login with valid user name and password</text:span></text:p>
            <text:p><text:span text:style-name="T16">- Go to [Settings]</text:span></text:p>
            <text:p><text:span text:style-name="T16">- Setting [Remember my filter] is OFF</text:span></text:p>
            <text:p><text:span text:style-name="T16">- Touch on [Done] button</text:span></text:p>
            <text:p><text:span text:style-name="T16">- Sign In with valid User name/Password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06" office:value-type="string">
            <text:p>- All Update will be highlight</text:p>
            <text:p>- 100 activities belong to All Update will be shown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94">
            <text:p>094</text:p>
          </table:table-cell>
          <table:table-cell table:style-name="ce38" office:value-type="string">
            <text:p>SNF_IPO_SET_94</text:p>
          </table:table-cell>
          <table:table-cell table:style-name="ce92" office:value-type="float" office:value="94">
            <text:p>094</text:p>
          </table:table-cell>
          <table:table-cell table:style-name="ce100" office:value-type="string">
            <text:p>Mobile/Iphone/Settings</text:p>
          </table:table-cell>
          <table:table-cell table:style-name="ce50" office:value-type="string">
            <text:p>Remember my filter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Sign out to application</text:span></text:p>
            <text:p><text:span text:style-name="T16">- Sign In with previous user again</text:span></text:p>
          </table:table-cell>
          <table:table-cell table:style-name="ce117" office:value-type="string">
            <text:p>- My Status tabs will be highlight</text:p>
            <text:p>- 100 activities belong to My Status will be shown </text:p>
          </table:table-cell>
          <table:table-cell table:style-name="ce142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159" table:number-columns-repeated="1003"/>
          <table:table-cell table:style-name="ce161" table:number-columns-repeated="4"/>
        </table:table-row>
        <table:table-row table:style-name="ro29">
          <table:table-cell table:style-name="ce84" office:value-type="float" office:value="95">
            <text:p>095</text:p>
          </table:table-cell>
          <table:table-cell table:style-name="ce38" office:value-type="string">
            <text:p>SNF_IPO_SET_95</text:p>
          </table:table-cell>
          <table:table-cell table:style-name="ce92" office:value-type="float" office:value="95">
            <text:p>095</text:p>
          </table:table-cell>
          <table:table-cell table:style-name="ce100" office:value-type="string">
            <text:p>Mobile/Iphone/Settings</text:p>
          </table:table-cell>
          <table:table-cell table:style-name="ce49" office:value-type="string">
            <text:p>Remember my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06" office:value-type="string">
            <text:p><text:span text:style-name="T16">- My Status tabs will be highlight after re-</text:span><text:span text:style-name="T16">login</text:span></text:p>
            <text:p><text:span text:style-name="T16">- 100 activities belong to My Status will be </text:span><text:span text:style-name="T16">shown </text:span></text:p>
          </table:table-cell>
          <table:table-cell table:style-name="ce142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Passed</text:p>
          </table:table-cell>
          <table:table-cell table:style-name="ce149" table:number-columns-repeated="4"/>
          <table:table-cell table:style-name="ce148"/>
          <table:table-cell table:style-name="ce159" table:number-columns-repeated="1003"/>
          <table:table-cell table:style-name="ce161" table:number-columns-repeated="4"/>
        </table:table-row>
        <table:table-row table:style-name="ro4">
          <table:table-cell table:style-name="ce84" office:value-type="float" office:value="96">
            <text:p>096</text:p>
          </table:table-cell>
          <table:table-cell table:style-name="ce38" office:value-type="string">
            <text:p>SNF_IPO_P30_96</text:p>
          </table:table-cell>
          <table:table-cell table:style-name="ce92" office:value-type="float" office:value="96">
            <text:p>096</text:p>
          </table:table-cell>
          <table:table-cell table:style-name="ce97" office:value-type="string">
            <text:p>Mobile/IPhone/CheckWith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04" office:value-type="string">
            <text:p>Step 1: Try to login</text:p>
          </table:table-cell>
          <table:table-cell table:style-name="ce10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22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49" office:value-type="string">
            <text:p>N/A</text:p>
          </table:table-cell>
          <table:table-cell table:style-name="ce149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 table:number-rows-repeated="2">
          <table:table-cell table:style-name="ce85" table:number-columns-repeated="8"/>
          <table:table-cell table:style-name="ce143"/>
          <table:table-cell table:style-name="ce85" table:number-columns-repeated="1011"/>
          <table:table-cell table:number-columns-repeated="4"/>
        </table:table-row>
        <table:table-row table:style-name="ro4" table:number-rows-repeated="186">
          <table:table-cell table:number-columns-repeated="1024"/>
        </table:table-row>
        <table:table-row table:style-name="ro4" table:number-rows-repeated="11">
          <table:table-cell table:number-columns-repeated="11"/>
          <table:table-cell table:style-name="ce150" table:number-columns-repeated="4"/>
          <table:table-cell table:number-columns-repeated="1009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32"/>
        <table:table-column table:style-name="co19" table:default-cell-style-name="ce132"/>
        <table:table-column table:style-name="co20" table:default-cell-style-name="ce47"/>
        <table:table-column table:style-name="co21" table:default-cell-style-name="ce132"/>
        <table:table-column table:style-name="co22" table:default-cell-style-name="ce136"/>
        <table:table-row table:style-name="ro12">
          <table:table-cell table:style-name="ce128" office:value-type="string" table:number-columns-spanned="5" table:number-rows-spanned="2">
            <text:p>Iphone Sniff Test List</text:p>
          </table:table-cell>
          <table:covered-table-cell table:number-columns-repeated="4" table:style-name="ce13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29"/>
          <table:covered-table-cell table:number-columns-repeated="4" table:style-name="ce13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8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76]=[.$A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</text:p>
          </table:table-cell>
          <table:table-cell/>
          <table:table-cell table:formula="of:=SUMPRODUCT(([SniffTest.B$7:SniffTest.B$976]=[.$A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76]=[.$A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/>
          <table:table-cell table:formula="of:=SUMPRODUCT(([SniffTest.B$7:SniffTest.B$976]=[.$A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/>
          <table:table-cell table:formula="of:=SUMPRODUCT(([SniffTest.B$7:SniffTest.B$976]=[.$A8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76]=[.$A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76]=[.$A1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76]=[.$A1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Log in without any server</text:p>
          </table:table-cell>
          <table:table-cell/>
          <table:table-cell table:formula="of:=SUMPRODUCT(([SniffTest.B$7:SniffTest.B$976]=[.$A1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76]=[.$A1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76]=[.$A1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76]=[.$A1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76]=[.$A16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76]=[.$A1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76]=[.$A1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1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name</text:p>
          </table:table-cell>
          <table:table-cell/>
          <table:table-cell table:formula="of:=SUMPRODUCT(([SniffTest.B$7:SniffTest.B$976]=[.$A2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name</text:p>
          </table:table-cell>
          <table:table-cell/>
          <table:table-cell table:formula="of:=SUMPRODUCT(([SniffTest.B$7:SniffTest.B$976]=[.$A2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76]=[.$A2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76]=[.$A2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2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76]=[.$A3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/>
          <table:table-cell table:formula="of:=SUMPRODUCT(([SniffTest.B$7:SniffTest.B$976]=[.$A3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76]=[.$A3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</text:p>
          </table:table-cell>
          <table:table-cell/>
          <table:table-cell table:formula="of:=SUMPRODUCT(([SniffTest.B$7:SniffTest.B$976]=[.$A38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6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News screen</text:p>
          </table:table-cell>
          <table:table-cell/>
          <table:table-cell table:formula="of:=SUMPRODUCT(([SniffTest.B$7:SniffTest.B$976]=[.$A39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7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Documents screen</text:p>
          </table:table-cell>
          <table:table-cell/>
          <table:table-cell table:formula="of:=SUMPRODUCT(([SniffTest.B$7:SniffTest.B$976]=[.$A40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8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Apps screen</text:p>
          </table:table-cell>
          <table:table-cell/>
          <table:table-cell table:formula="of:=SUMPRODUCT(([SniffTest.B$7:SniffTest.B$976]=[.$A4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9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3" office:value-type="string">
            <text:p>Check Home Screen</text:p>
          </table:table-cell>
          <table:table-cell/>
          <table:table-cell table:formula="of:=SUMPRODUCT(([SniffTest.B$7:SniffTest.B$976]=[.$A4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APP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4" office:value-type="string">
            <text:p>Back application to Home screen</text:p>
          </table:table-cell>
          <table:table-cell/>
          <table:table-cell table:formula="of:=SUMPRODUCT(([SniffTest.B$7:SniffTest.B$976]=[.$A4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76]=[.$A4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76]=[.$A4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76]=[.$A4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76]=[.$A4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7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76]=[.$A5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View Documents application </text:p>
          </table:table-cell>
          <table:table-cell/>
          <table:table-cell table:formula="of:=SUMPRODUCT(([SniffTest.B$7:SniffTest.B$976]=[.$A5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Close Documents application</text:p>
          </table:table-cell>
          <table:table-cell/>
          <table:table-cell table:formula="of:=SUMPRODUCT(([SniffTest.B$7:SniffTest.B$976]=[.$A5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76]=[.$A5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76]=[.$A5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76]=[.$A5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76]=[.$A5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76]=[.$A5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76]=[.$A5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76]=[.$A5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76]=[.$A6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76]=[.$A6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Back Folder List </text:p>
          </table:table-cell>
          <table:table-cell/>
          <table:table-cell table:formula="of:=SUMPRODUCT(([SniffTest.B$7:SniffTest.B$976]=[.$A6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76]=[.$A6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View menu action of File/Folder</text:p>
          </table:table-cell>
          <table:table-cell/>
          <table:table-cell table:formula="of:=SUMPRODUCT(([SniffTest.B$7:SniffTest.B$976]=[.$A6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Close menu action of File/Folder</text:p>
          </table:table-cell>
          <table:table-cell/>
          <table:table-cell table:formula="of:=SUMPRODUCT(([SniffTest.B$7:SniffTest.B$976]=[.$A6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76]=[.$A6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</text:p>
          </table:table-cell>
          <table:table-cell/>
          <table:table-cell table:formula="of:=SUMPRODUCT(([SniffTest.B$7:SniffTest.B$976]=[.$A6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</text:p>
          </table:table-cell>
          <table:table-cell/>
          <table:table-cell table:formula="of:=SUMPRODUCT(([SniffTest.B$7:SniffTest.B$976]=[.$A6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76]=[.$A6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76]=[.$A7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76]=[.$A7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76]=[.$A7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4" office:value-type="string">
            <text:p>View activity detail incase no one like this</text:p>
          </table:table-cell>
          <table:table-cell/>
          <table:table-cell table:formula="of:=SUMPRODUCT(([SniffTest.B$7:SniffTest.B$976]=[.$A7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76]=[.$A7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76]=[.$A7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76]=[.$A7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76]=[.$A7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take photo when composing an activity</text:p>
          </table:table-cell>
          <table:table-cell/>
          <table:table-cell table:formula="of:=SUMPRODUCT(([SniffTest.B$7:SniffTest.B$976]=[.$A78])*([SniffTest.A$7:SniffTest.A$97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76]=[.$A7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76]=[.$A8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76]=[.$A8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76]=[.$A8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76]=[.$A8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76]=[.$A8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76]=[.$A8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76]=[.$A8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35"/>
          <table:table-cell table:formula="of:=SUMPRODUCT(([SniffTest.B$7:SniffTest.B$976]=[.$A8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35"/>
          <table:table-cell table:formula="of:=SUMPRODUCT(([SniffTest.B$7:SniffTest.B$976]=[.$A8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35"/>
          <table:table-cell table:formula="of:=SUMPRODUCT(([SniffTest.B$7:SniffTest.B$976]=[.$A89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 table:style-name="ce135"/>
          <table:table-cell table:formula="of:=SUMPRODUCT(([SniffTest.B$7:SniffTest.B$976]=[.$A9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8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Show filter navigation to filter activity type</text:p>
          </table:table-cell>
          <table:table-cell table:style-name="ce135"/>
          <table:table-cell table:formula="of:=SUMPRODUCT(([SniffTest.B$7:SniffTest.B$976]=[.$A9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89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List activity following selected filter</text:p>
          </table:table-cell>
          <table:table-cell table:style-name="ce135"/>
          <table:table-cell table:formula="of:=SUMPRODUCT(([SniffTest.B$7:SniffTest.B$976]=[.$A92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0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3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1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4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35"/>
          <table:table-cell table:formula="of:=SUMPRODUCT(([SniffTest.B$7:SniffTest.B$976]=[.$A9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3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9" office:value-type="string">
            <text:p>Default selected filter when kill application</text:p>
          </table:table-cell>
          <table:table-cell table:style-name="ce135"/>
          <table:table-cell table:formula="of:=SUMPRODUCT(([SniffTest.B$7:SniffTest.B$976]=[.$A9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94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0" office:value-type="string">
            <text:p>Remember my filter</text:p>
          </table:table-cell>
          <table:table-cell table:style-name="ce135"/>
          <table:table-cell table:formula="of:=SUMPRODUCT(([SniffTest.B$7:SniffTest.B$976]=[.$A9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5</text:p>
          </table:table-cell>
          <table:table-cell/>
          <table:table-cell office:value-type="string">
            <text:p>Setting</text:p>
          </table:table-cell>
          <table:table-cell table:style-name="ce49" office:value-type="string">
            <text:p>Remember my filter when kill application</text:p>
          </table:table-cell>
          <table:table-cell table:style-name="ce135"/>
          <table:table-cell table:formula="of:=SUMPRODUCT(([SniffTest.B$7:SniffTest.B$976]=[.$A9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P30_96</text:p>
          </table:table-cell>
          <table:table-cell/>
          <table:table-cell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35"/>
          <table:table-cell table:formula="of:=SUMPRODUCT(([SniffTest.B$7:SniffTest.B$976]=[.$A99])*([SniffTest.A$7:SniffTest.A$976]&lt;&gt;&quot;&quot;))" office:value-type="float" office:value="1">
            <text:p>1</text:p>
          </table:table-cell>
        </table:table-row>
        <table:table-row table:style-name="ro10">
          <table:table-cell table:style-name="ce130" office:value-type="string" table:number-columns-spanned="5" table:number-rows-spanned="1">
            <text:p>TOTAL</text:p>
          </table:table-cell>
          <table:covered-table-cell table:number-columns-repeated="4" table:style-name="ce133"/>
          <table:table-cell table:style-name="ce137" table:formula="of:=SUM([.F4:.F99])" office:value-type="float" office:value="96">
            <text:p>9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8/28/2012</text:date>, <text:time>16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date>2012-08-28T16:11:05</dc:date>
    <meta:editing-cycles>342</meta:editing-cycles>
    <meta:editing-duration>P4DT17H5M31S</meta:editing-duration>
    <dc:creator>exoplatform </dc:creator>
    <meta:document-statistic meta:table-count="4" meta:cell-count="2036" meta:object-count="1"/>
    <meta:user-defined meta:name="Info 1"/>
    <meta:user-defined meta:name="Info 2"/>
    <meta:user-defined meta:name="Info 3"/>
    <meta:user-defined meta:name="Info 4"/>
  </office:meta>
</office:document-meta>
</file>